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40000038531383732.png" manifest:media-type="image/png"/>
  <manifest:file-entry manifest:full-path="Pictures/10000000000002A30000037ECF00828C.png" manifest:media-type="image/png"/>
  <manifest:file-entry manifest:full-path="Pictures/1000000000000296000003EB5EAF7ADA.png" manifest:media-type="image/png"/>
  <manifest:file-entry manifest:full-path="Pictures/10000000000002E900000265270E8197.png" manifest:media-type="image/png"/>
  <manifest:file-entry manifest:full-path="Pictures/10000000000002970000039B766D2DC8.png" manifest:media-type="image/png"/>
  <manifest:file-entry manifest:full-path="Pictures/10000000000002E7000002058CB0FA27.png" manifest:media-type="image/png"/>
  <manifest:file-entry manifest:full-path="Pictures/10000000000002FF00000139EC286C45.png" manifest:media-type="image/png"/>
  <manifest:file-entry manifest:full-path="Pictures/1000000000000301000001DD047E4834.png" manifest:media-type="image/png"/>
  <manifest:file-entry manifest:full-path="Pictures/1000000000000300000003064A6399B5.png" manifest:media-type="image/png"/>
  <manifest:file-entry manifest:full-path="Pictures/1000000000000300000001783ED7CAF3.png" manifest:media-type="image/png"/>
  <manifest:file-entry manifest:full-path="Pictures/10000000000002FE000001DCFE878208.png" manifest:media-type="image/png"/>
  <manifest:file-entry manifest:full-path="Pictures/10000000000002F20000035923C911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center" style:horizontal-rel="paragraph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9" draw:name="Horizontal line 2" draw:style-name="gr1" draw:text-style-name="P1" svg:x1="8.5cm" svg:y1="28.143cm" svg:x2="8.5cm" svg:y2="-1.856cm"><text:p/></draw:line><draw:frame draw:style-name="fr1" draw:name="Image1" text:anchor-type="char" svg:x="-1.498cm" svg:y="-1.792cm" svg:width="9.999cm" svg:height="11.359cm" draw:z-index="0"><draw:image xlink:href="Pictures/10000000000002F20000035923C911E1.png" xlink:type="simple" xlink:show="embed" xlink:actuate="onLoad" draw:mime-type="image/png"/></draw:frame><draw:frame draw:style-name="fr1" draw:name="Image2" text:anchor-type="char" svg:x="8.5cm" svg:y="-2cm" svg:width="9.999cm" svg:height="6.211cm" draw:z-index="1"><draw:image xlink:href="Pictures/10000000000002FE000001DCFE878208.png" xlink:type="simple" xlink:show="embed" xlink:actuate="onLoad" draw:mime-type="image/png"/></draw:frame><draw:frame draw:style-name="fr1" draw:name="Image3" text:anchor-type="char" svg:x="-1.498cm" svg:y="9.566cm" svg:width="9.999cm" svg:height="10.07cm" draw:z-index="2"><draw:image xlink:href="Pictures/1000000000000300000003064A6399B5.png" xlink:type="simple" xlink:show="embed" xlink:actuate="onLoad" draw:mime-type="image/png"/></draw:frame><draw:frame draw:style-name="fr1" draw:name="Image4" text:anchor-type="char" svg:x="8.5cm" svg:y="4.032cm" svg:width="9.999cm" svg:height="6.2cm" draw:z-index="3"><draw:image xlink:href="Pictures/1000000000000301000001DD047E4834.png" xlink:type="simple" xlink:show="embed" xlink:actuate="onLoad" draw:mime-type="image/png"/></draw:frame><draw:frame draw:style-name="fr1" draw:name="Image5" text:anchor-type="char" svg:x="8.5cm" svg:y="10.084cm" svg:width="9.999cm" svg:height="4.06cm" draw:z-index="4"><draw:image xlink:href="Pictures/10000000000002FF00000139EC286C45.png" xlink:type="simple" xlink:show="embed" xlink:actuate="onLoad" draw:mime-type="image/png"/></draw:frame><draw:frame draw:style-name="fr1" draw:name="Image6" text:anchor-type="char" svg:x="8.5cm" svg:y="13.993cm" svg:width="9.999cm" svg:height="4.881cm" draw:z-index="5"><draw:image xlink:href="Pictures/1000000000000300000001783ED7CAF3.png" xlink:type="simple" xlink:show="embed" xlink:actuate="onLoad" draw:mime-type="image/png"/></draw:frame><draw:frame draw:style-name="fr1" draw:name="Image7" text:anchor-type="char" svg:x="-1.498cm" svg:y="19.634cm" svg:width="9.999cm" svg:height="6.95cm" draw:z-index="6"><draw:image xlink:href="Pictures/10000000000002E7000002058CB0FA27.png" xlink:type="simple" xlink:show="embed" xlink:actuate="onLoad" draw:mime-type="image/png"/></draw:frame><draw:frame draw:style-name="fr1" draw:name="Image8" text:anchor-type="char" svg:x="8.5cm" svg:y="18.872cm" svg:width="9.999cm" svg:height="8.22cm" draw:z-index="7"><draw:image xlink:href="Pictures/10000000000002E900000265270E8197.png" xlink:type="simple" xlink:show="embed" xlink:actuate="onLoad" draw:mime-type="image/png"/></draw:frame></text:p>
      <text:p text:style-name="P2"><draw:line text:anchor-type="paragraph" draw:z-index="15" draw:name="Horizontal line 1" draw:style-name="gr1" draw:text-style-name="P1" svg:x1="8.5cm" svg:y1="28.143cm" svg:x2="8.5cm" svg:y2="-1.856cm"><text:p/></draw:line><draw:line text:anchor-type="paragraph" draw:z-index="13" draw:name="Line 1" draw:style-name="gr2" draw:text-style-name="P1" svg:x1="-2cm" svg:y1="11.925cm" svg:x2="8.5cm" svg:y2="11.925cm"><text:p/></draw:line><draw:line text:anchor-type="paragraph" draw:z-index="14" draw:name="Line 2" draw:style-name="gr2" draw:text-style-name="P1" svg:x1="8.498cm" svg:y1="12.183cm" svg:x2="18.998cm" svg:y2="12.183cm"><text:p/></draw:line><draw:frame draw:style-name="fr1" draw:name="Image9" text:anchor-type="char" svg:x="-1.498cm" svg:y="-1.736cm" svg:width="9.999cm" svg:height="13.651cm" draw:z-index="8"><draw:image xlink:href="Pictures/10000000000002940000038531383732.png" xlink:type="simple" xlink:show="embed" xlink:actuate="onLoad" draw:mime-type="image/png"/></draw:frame><draw:frame draw:style-name="fr1" draw:name="Image10" text:anchor-type="char" svg:x="8.5cm" svg:y="-1.736cm" svg:width="9.999cm" svg:height="13.921cm" draw:z-index="10"><draw:image xlink:href="Pictures/10000000000002970000039B766D2DC8.png" xlink:type="simple" xlink:show="embed" xlink:actuate="onLoad" draw:mime-type="image/png"/></draw:frame><draw:frame draw:style-name="fr1" draw:name="Image11" text:anchor-type="char" svg:x="-1.498cm" svg:y="12.183cm" svg:width="9.999cm" svg:height="15.15cm" draw:z-index="11"><draw:image xlink:href="Pictures/1000000000000296000003EB5EAF7ADA.png" xlink:type="simple" xlink:show="embed" xlink:actuate="onLoad" draw:mime-type="image/png"/></draw:frame><draw:frame draw:style-name="fr1" draw:name="Image12" text:anchor-type="char" svg:x="8.5cm" svg:y="12.317cm" svg:width="9.999cm" svg:height="13.24cm" draw:z-index="12"><draw:image xlink:href="Pictures/10000000000002A30000037ECF0082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8:20:45.297159146</meta:creation-date>
    <dc:date>2025-06-20T09:42:27.867644424</dc:date>
    <meta:editing-duration>PT17M3S</meta:editing-duration>
    <meta:editing-cycles>4</meta:editing-cycles>
    <meta:generator>LibreOffice/24.8.7.2$Linux_X86_64 LibreOffice_project/480$Build-2</meta:generator>
    <meta:document-statistic meta:table-count="0" meta:image-count="12" meta:object-count="0" meta:page-count="2" meta:paragraph-count="0" meta:word-count="0" meta:character-count="0" meta:non-whitespace-character-count="0"/>
  </office:meta>
</office:document-meta>
</file>